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582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420e" draw:textarea-vertical-align="middle"/>
    </style:style>
    <style:style style:name="gr6" style:family="graphic" style:parent-style-name="standard">
      <style:graphic-properties draw:fill-color="#b2b2b2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/>
    </style:style>
    <style:style style:name="P3" style:family="paragraph">
      <style:text-properties fo:font-family="Consolas" style:font-family-generic="modern" style:font-pitch="fixed"/>
    </style:style>
    <style:style style:name="P4" style:family="paragraph">
      <style:text-properties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cc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2cm" svg:height="3.25cm" svg:x="7.5cm" svg:y="2.45cm">
          <text:p/>
        </draw:rect>
        <draw:frame draw:style-name="gr2" draw:text-style-name="P4" draw:layer="layout" svg:width="5.65cm" svg:height="1.991cm" svg:x="7.805cm" svg:y="2.832cm">
          <draw:text-box>
            <text:p text:style-name="P2"><text:span text:style-name="T1">$user = new User();</text:span></text:p>
            <text:p text:style-name="P2"><text:span text:style-name="T1"/></text:p>
            <text:p text:style-name="P3"><text:span text:style-name="T2">$user = load($id);</text:span></text:p>
          </draw:text-box>
        </draw:frame>
        <draw:frame draw:style-name="gr2" draw:text-style-name="P5" draw:layer="layout" svg:width="5.65cm" svg:height="1.978cm" svg:x="13.6cm" svg:y="2.832cm">
          <draw:text-box>
            <text:p><text:span text:style-name="T1">$data</text:span><text:span text:style-name="T3"> (eg from form)</text:span></text:p>
            <text:p><text:span text:style-name="T3"/></text:p>
            <text:p><text:span text:style-name="T1">$user-&gt;bind($data);</text:span></text:p>
          </draw:text-box>
        </draw:frame>
        <draw:frame draw:style-name="gr3" draw:text-style-name="P3" draw:layer="layout" svg:width="4.779cm" svg:height="0.832cm" svg:x="19.921cm" svg:y="3.95cm">
          <draw:text-box>
            <text:p text:style-name="P3"><text:span text:style-name="T2">$user-&gt;save();</text:span></text:p>
          </draw:text-box>
        </draw:frame>
        <draw:frame draw:style-name="gr2" draw:layer="layout" svg:width="1.874cm" svg:height="1.675cm" svg:x="4.026cm" svg:y="3.1cm">
          <draw:text-box>
            <text:p>Your</text:p>
            <text:p>code</text:p>
          </draw:text-box>
        </draw:frame>
        <draw:rect draw:style-name="gr1" draw:text-style-name="P1" draw:layer="layout" svg:width="17.2cm" svg:height="3.25cm" svg:x="7.5cm" svg:y="7.55cm">
          <text:p/>
        </draw:rect>
        <draw:rect draw:style-name="gr1" draw:text-style-name="P1" draw:layer="layout" svg:width="17.2cm" svg:height="3.25cm" svg:x="7.5cm" svg:y="12.85cm">
          <text:p/>
        </draw:rect>
        <draw:frame draw:style-name="gr2" draw:layer="layout" svg:width="1.84cm" svg:height="1.675cm" svg:x="4.026cm" svg:y="5.8cm">
          <draw:text-box>
            <text:p>User</text:p>
            <text:p>API</text:p>
          </draw:text-box>
        </draw:frame>
        <draw:frame draw:style-name="gr2" draw:layer="layout" svg:width="2.542cm" svg:height="2.387cm" svg:x="4.026cm" svg:y="8.125cm">
          <draw:text-box>
            <text:p>Joomla</text:p>
            <text:p>User</text:p>
            <text:p>Object</text:p>
          </draw:text-box>
        </draw:frame>
        <draw:frame draw:style-name="gr2" draw:layer="layout" svg:width="2.018cm" svg:height="1.675cm" svg:x="4.026cm" svg:y="10.9cm">
          <draw:text-box>
            <text:p>Table</text:p>
            <text:p>API</text:p>
          </draw:text-box>
        </draw:frame>
        <draw:frame draw:style-name="gr2" draw:layer="layout" svg:width="2.542cm" svg:height="2.387cm" svg:x="4.026cm" svg:y="13.1cm">
          <draw:text-box>
            <text:p>Joomla</text:p>
            <text:p>Table</text:p>
            <text:p>Object</text:p>
          </draw:text-box>
        </draw:frame>
        <draw:frame draw:style-name="gr3" draw:text-style-name="P3" draw:layer="layout" svg:width="2.479cm" svg:height="0.832cm" svg:x="8.921cm" svg:y="8.468cm">
          <draw:text-box>
            <text:p text:style-name="P3"><text:span text:style-name="T2">load()</text:span></text:p>
          </draw:text-box>
        </draw:frame>
        <draw:frame draw:style-name="gr3" draw:text-style-name="P3" draw:layer="layout" svg:width="2.479cm" svg:height="0.832cm" svg:x="15cm" svg:y="8.468cm">
          <draw:text-box>
            <text:p text:style-name="P3"><text:span text:style-name="T2">bind()</text:span></text:p>
          </draw:text-box>
        </draw:frame>
        <draw:frame draw:style-name="gr3" draw:text-style-name="P3" draw:layer="layout" svg:width="2.479cm" svg:height="0.832cm" svg:x="20.9cm" svg:y="8.468cm">
          <draw:text-box>
            <text:p text:style-name="P3"><text:span text:style-name="T2">save()</text:span></text:p>
          </draw:text-box>
        </draw:frame>
        <draw:frame draw:style-name="gr3" draw:text-style-name="P3" draw:layer="layout" svg:width="2.479cm" svg:height="0.832cm" svg:x="8.922cm" svg:y="13.9cm">
          <draw:text-box>
            <text:p text:style-name="P3"><text:span text:style-name="T2">load()</text:span></text:p>
          </draw:text-box>
        </draw:frame>
        <draw:frame draw:style-name="gr3" draw:text-style-name="P3" draw:layer="layout" svg:width="2.479cm" svg:height="0.832cm" svg:x="15cm" svg:y="13.8cm">
          <draw:text-box>
            <text:p text:style-name="P3"><text:span text:style-name="T2">bind()</text:span></text:p>
          </draw:text-box>
        </draw:frame>
        <draw:frame draw:style-name="gr3" draw:text-style-name="P3" draw:layer="layout" svg:width="2.479cm" svg:height="0.832cm" svg:x="20.8cm" svg:y="13.8cm">
          <draw:text-box>
            <text:p text:style-name="P3"><text:span text:style-name="T2">store()</text:span></text:p>
          </draw:text-box>
        </draw:frame>
        <draw:custom-shape draw:style-name="gr4" draw:text-style-name="P1" draw:layer="layout" svg:width="7.9cm" svg:height="2.4cm" svg:x="12.5cm" svg:y="17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3.211cm" svg:height="1.675cm" svg:x="22.389cm" svg:y="17.525cm">
          <draw:text-box>
            <text:p>Joomla</text:p>
            <text:p>Database</text:p>
          </draw:text-box>
        </draw:frame>
        <draw:rect draw:style-name="gr5" draw:text-style-name="P1" draw:layer="layout" svg:width="1.6cm" svg:height="0.4cm" svg:x="12.1cm" svg:y="8.5cm">
          <text:p/>
        </draw:rect>
        <draw:rect draw:style-name="gr5" draw:text-style-name="P1" draw:layer="layout" svg:width="1.6cm" svg:height="0.4cm" svg:x="12.1cm" svg:y="9.2cm">
          <text:p/>
        </draw:rect>
        <draw:rect draw:style-name="gr5" draw:text-style-name="P1" draw:layer="layout" svg:width="1.6cm" svg:height="0.4cm" svg:x="12.1cm" svg:y="9.9cm">
          <text:p/>
        </draw:rect>
        <draw:frame draw:style-name="gr2" draw:text-style-name="P6" draw:layer="layout" svg:width="3.072cm" svg:height="0.882cm" svg:x="11.521cm" svg:y="7.596cm">
          <draw:text-box>
            <text:p text:style-name="P6"><text:span text:style-name="T4">Properties</text:span></text:p>
          </draw:text-box>
        </draw:frame>
        <draw:rect draw:style-name="gr6" draw:text-style-name="P1" draw:layer="layout" svg:width="1.6cm" svg:height="0.4cm" svg:x="12.1cm" svg:y="14.3cm">
          <text:p/>
        </draw:rect>
        <draw:rect draw:style-name="gr6" draw:text-style-name="P1" draw:layer="layout" svg:width="1.6cm" svg:height="0.4cm" svg:x="12.1cm" svg:y="14.9cm">
          <text:p/>
        </draw:rect>
        <draw:rect draw:style-name="gr6" draw:text-style-name="P1" draw:layer="layout" svg:width="1.6cm" svg:height="0.4cm" svg:x="12.1cm" svg:y="15.458cm">
          <text:p/>
        </draw:rect>
        <draw:frame draw:style-name="gr7" draw:text-style-name="P6" draw:layer="layout" svg:width="4.519cm" svg:height="1.513cm" svg:x="11.1cm" svg:y="12.9cm">
          <draw:text-box>
            <text:p><text:span text:style-name="T4">Private instance</text:span></text:p>
            <text:p><text:span text:style-name="T4">variables</text:span></text:p>
          </draw:text-box>
        </draw:frame>
        <draw:frame draw:style-name="gr2" draw:layer="layout" svg:width="8.478cm" svg:height="1.715cm" svg:x="2cm" svg:y="17.2cm">
          <draw:text-box>
            <text:p><text:span text:style-name="T5">Black arrows: control flow</text:span></text:p>
            <text:p><text:span text:style-name="T6">Green arrows: data flow</text:span></text:p>
          </draw:text-box>
        </draw:frame>
        <draw:line draw:style-name="gr8" draw:text-style-name="P1" draw:layer="layout" svg:x1="9.9cm" svg:y1="4.8cm" svg:x2="9.9cm" svg:y2="8.4cm">
          <text:p/>
        </draw:line>
        <draw:line draw:style-name="gr8" draw:text-style-name="P1" draw:layer="layout" svg:x1="9.5cm" svg:y1="9.3cm" svg:x2="9.5cm" svg:y2="14cm">
          <text:p/>
        </draw:line>
        <draw:line draw:style-name="gr8" draw:text-style-name="P1" draw:layer="layout" svg:x1="9.6cm" svg:y1="14.7cm" svg:x2="12.7cm" svg:y2="17.6cm">
          <text:p/>
        </draw:line>
        <draw:line draw:style-name="gr8" draw:text-style-name="P1" draw:layer="layout" svg:x1="16cm" svg:y1="4.6cm" svg:x2="16cm" svg:y2="8.5cm">
          <text:p/>
        </draw:line>
        <draw:line draw:style-name="gr8" draw:text-style-name="P1" draw:layer="layout" svg:x1="21.8cm" svg:y1="4.7cm" svg:x2="21.8cm" svg:y2="8.5cm">
          <text:p/>
        </draw:line>
        <draw:line draw:style-name="gr8" draw:text-style-name="P1" draw:layer="layout" svg:x1="21.6cm" svg:y1="9.1cm" svg:x2="16.4cm" svg:y2="13.9cm">
          <text:p/>
        </draw:line>
        <draw:line draw:style-name="gr8" draw:text-style-name="P1" draw:layer="layout" svg:x1="21.8cm" svg:y1="9.2cm" svg:x2="21.8cm" svg:y2="14cm">
          <text:p/>
        </draw:line>
        <draw:line draw:style-name="gr8" draw:text-style-name="P1" draw:layer="layout" svg:x1="21.6cm" svg:y1="14.6cm" svg:x2="19.5cm" svg:y2="17.4cm">
          <text:p/>
        </draw:line>
        <draw:line draw:style-name="gr9" draw:text-style-name="P1" draw:layer="layout" svg:x1="10.9cm" svg:y1="8.9cm" svg:x2="12cm" svg:y2="9.3cm">
          <text:p/>
        </draw:line>
        <draw:line draw:style-name="gr9" draw:text-style-name="P1" draw:layer="layout" svg:x1="10.1cm" svg:y1="13.8cm" svg:x2="10.1cm" svg:y2="9.2cm">
          <text:p/>
        </draw:line>
        <draw:line draw:style-name="gr9" draw:text-style-name="P1" draw:layer="layout" svg:x1="13.1cm" svg:y1="17.4cm" svg:x2="10.3cm" svg:y2="14.7cm">
          <text:p/>
        </draw:line>
        <draw:line draw:style-name="gr9" draw:text-style-name="P1" draw:layer="layout" svg:x1="11cm" svg:y1="14.5cm" svg:x2="11.8cm" svg:y2="14.9cm">
          <text:p/>
        </draw:line>
        <draw:line draw:style-name="gr9" draw:text-style-name="P1" draw:layer="layout" svg:x1="15.1cm" svg:y1="14.3cm" svg:x2="14cm" svg:y2="15cm">
          <text:p/>
        </draw:line>
        <draw:line draw:style-name="gr9" draw:text-style-name="P1" draw:layer="layout" svg:x1="14.2cm" svg:y1="15.6cm" svg:x2="20.7cm" svg:y2="14.3cm">
          <text:p/>
        </draw:line>
        <draw:line draw:style-name="gr9" draw:text-style-name="P1" draw:layer="layout" svg:x1="16.5cm" svg:y1="4.7cm" svg:x2="16.5cm" svg:y2="8.5cm">
          <text:p/>
        </draw:line>
        <draw:line draw:style-name="gr9" draw:text-style-name="P1" draw:layer="layout" svg:x1="15.1cm" svg:y1="9cm" svg:x2="13.9cm" svg:y2="9.4cm">
          <text:p/>
        </draw:line>
        <draw:line draw:style-name="gr9" draw:text-style-name="P1" draw:layer="layout" svg:x1="14.1cm" svg:y1="10cm" svg:x2="20.8cm" svg:y2="9cm">
          <text:p/>
        </draw:line>
        <draw:line draw:style-name="gr9" draw:text-style-name="P1" draw:layer="layout" svg:x1="21.9cm" svg:y1="9.2cm" svg:x2="16.7cm" svg:y2="14.1cm">
          <text:p/>
        </draw:line>
        <draw:line draw:style-name="gr9" draw:text-style-name="P1" draw:layer="layout" svg:x1="22cm" svg:y1="14.7cm" svg:x2="19.9cm" svg:y2="1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bie Jackson</meta:initial-creator>
    <meta:creation-date>2024-04-22T11:14:07.70</meta:creation-date>
    <dc:date>2024-04-22T11:36:33</dc:date>
    <dc:creator>Robbie Jackson</dc:creator>
    <meta:editing-duration>PT7M14S</meta:editing-duration>
    <meta:editing-cycles>1</meta:editing-cycles>
    <meta:document-statistic meta:object-count="47"/>
    <meta:generator>OpenOffice/4.1.12$Win32 OpenOffice.org_project/4112m1$Build-9809</meta:generator>
  </office:meta>
</office:document-meta>
</file>